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b228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5" style:family="paragraph" style:parent-style-name="Standard">
      <style:paragraph-properties fo:line-height="0.564cm" fo:text-align="justify" style:justify-single-word="false" style:snap-to-layout-grid="false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7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8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b228f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officeooo:rsid="000e6a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3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26 d’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ment del projecte web Aura de Mallorca: funcionalitat principal de reserves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4">24h (3 dies)</text:p>
          </table:table-cell>
        </table:table-row>
        <table:table-row table:style-name="Taula2.2">
          <table:table-cell table:style-name="Taula2.A2" office:value-type="string">
            <text:p text:style-name="P21">Muntatge de discs durs SSD a 3 equips de l'empresa, realitzant tasques de sistemes de muntatg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3">Inicialització del CMS Gestor de Traduccions proposat per Homerti per a projecte i consum.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4">8</text:span>h</text:p>
          </table:table-cell>
        </table:table-row>
        <table:table-row table:style-name="Taula2.2">
          <table:table-cell table:style-name="Taula2.A2" office:value-type="string">
            <text:p text:style-name="P21">Desenvolupament del sistema sencer de CMS programant la funcionalitat principal de frontend i també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en backend del sistema de formulari de traduccions per pàgines i seccions, fent-s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correctament la seva inser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21">Finalització del CMS en la seva funcionalitat principal, optimitzant codi de manera segura amb modes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de desenvolupament i produc<text:span text:style-name="T2">ció</text:span>, així com implementant-ho al projecte web del cicle també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8">Polint responsivitat i minificació a la web de l'Hotel del projecte, a més de refactorització, i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3">completat la realització de pagaments amb <text:span text:style-name="T2">S</text:span>tripe, juntament amb tot el sistema de verificació de correu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<text:span text:style-name="T4">80</text:span>h</text:p>
          </table:table-cell>
        </table:table-row>
      </table:table>
      <text:h text:style-name="P28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Aquestes 2 setmanes arribant a la mitat de les FCT han sigut molt productives <text:span text:style-name="T2">y amb moltes tasques</text:span></text:p>
          </table:table-cell>
        </table:table-row>
        <table:table-row table:style-name="Taula3.1">
          <table:table-cell table:style-name="Taula3.A2" office:value-type="string">
            <text:p text:style-name="P19">amb moltes tasques del projecte i de l’empresa, m’he integrat molt amb l’equip, conegut nous companys</text:p>
          </table:table-cell>
        </table:table-row>
        <table:table-row table:style-name="Taula3.1">
          <table:table-cell table:style-name="Taula3.A1" office:value-type="string">
            <text:p text:style-name="P20">y treballat proactivament en equip, a més, he après noves formes de programar web dels meus companys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5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b228f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11:24:01.398000000</dc:date>
    <meta:editing-cycles>13</meta:editing-cycles>
    <meta:editing-duration>P23DT23H1M43S</meta:editing-duration>
    <meta:generator>LibreOffice/7.6.2.1$Windows_X86_64 LibreOffice_project/56f7684011345957bbf33a7ee678afaf4d2ba333</meta:generator>
    <dc:creator>Fernando Gonzalez Serrano</dc:creator>
    <meta:document-statistic meta:table-count="5" meta:image-count="2" meta:object-count="0" meta:page-count="1" meta:paragraph-count="42" meta:word-count="266" meta:character-count="1706" meta:non-whitespace-character-count="1477"/>
  </office:meta>
</office:document-meta>
</file>